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Arial2" svg:font-family="Arial, 'trebuchet ms', Verdana, Tahoma, sans-serif"/>
    <style:font-face style:name="Tahoma1" svg:font-family="Tahoma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officeooo:paragraph-rsid="000602ab"/>
    </style:style>
    <style:style style:name="P2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officeooo:paragraph-rsid="000602ab"/>
    </style:style>
    <style:style style:name="P3" style:family="paragraph" style:parent-style-name="Standard">
      <style:paragraph-properties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en" fo:country="US" officeooo:rsid="000b7483" officeooo:paragraph-rsid="000b7483"/>
    </style:style>
    <style:style style:name="P4" style:family="paragraph" style:parent-style-name="Standard" style:list-style-name="L16">
      <style:paragraph-properties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en" fo:country="US" officeooo:rsid="000b7483" officeooo:paragraph-rsid="000b7483"/>
    </style:style>
    <style:style style:name="P5" style:family="paragraph" style:parent-style-name="Standard" style:list-style-name="L17">
      <style:paragraph-properties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en" fo:country="US" officeooo:rsid="000b7483" officeooo:paragraph-rsid="000b7483"/>
    </style:style>
    <style:style style:name="P6" style:family="paragraph" style:parent-style-name="Standard">
      <style:paragraph-properties fo:text-align="center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en" fo:country="US" officeooo:rsid="000b7483" officeooo:paragraph-rsid="000b7483"/>
    </style:style>
    <style:style style:name="P7" style:family="paragraph" style:parent-style-name="Standard">
      <style:paragraph-properties fo:text-align="center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68256" officeooo:paragraph-rsid="00068256"/>
    </style:style>
    <style:style style:name="P8" style:family="paragraph" style:parent-style-name="Standard">
      <style:paragraph-properties fo:text-align="center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fo:font-weight="bold" officeooo:rsid="00068256" officeooo:paragraph-rsid="00068256" style:font-weight-asian="bold" style:font-weight-complex="bold"/>
    </style:style>
    <style:style style:name="P9" style:family="paragraph" style:parent-style-name="Standard" style:list-style-name="L14">
      <style:paragraph-properties fo:text-align="center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fo:font-weight="bold" officeooo:rsid="00068256" officeooo:paragraph-rsid="00068256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fo:language="ru" fo:country="RU" fo:font-weight="normal" officeooo:rsid="00080b60" officeooo:paragraph-rsid="00080b60" style:font-weight-asian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fo:font-weight="normal" officeooo:rsid="000cbfe6" officeooo:paragraph-rsid="000cbfe6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98c4c" officeooo:paragraph-rsid="00098c4c"/>
    </style:style>
    <style:style style:name="P13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98c4c" officeooo:paragraph-rsid="0009f8b1"/>
    </style:style>
    <style:style style:name="P14" style:family="paragraph" style:parent-style-name="Standard" style:list-style-name="L14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98c4c" officeooo:paragraph-rsid="00098c4c"/>
    </style:style>
    <style:style style:name="P15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98c4c" officeooo:paragraph-rsid="0015fc05"/>
    </style:style>
    <style:style style:name="P16" style:family="paragraph" style:parent-style-name="Standard" style:list-style-name="L14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9f8b1" officeooo:paragraph-rsid="0009f8b1"/>
    </style:style>
    <style:style style:name="P17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9f8b1" officeooo:paragraph-rsid="0015fc05"/>
    </style:style>
    <style:style style:name="P18" style:family="paragraph" style:parent-style-name="Standard">
      <style:paragraph-properties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b7483" officeooo:paragraph-rsid="000b7483"/>
    </style:style>
    <style:style style:name="P19" style:family="paragraph" style:parent-style-name="Standard" style:list-style-name="L16">
      <style:paragraph-properties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b7483" officeooo:paragraph-rsid="000b7483"/>
    </style:style>
    <style:style style:name="P20" style:family="paragraph" style:parent-style-name="Standard">
      <style:paragraph-properties fo:text-align="center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cbfe6" officeooo:paragraph-rsid="000cbfe6"/>
    </style:style>
    <style:style style:name="P21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language="ru" fo:country="RU" officeooo:rsid="00068256" officeooo:paragraph-rsid="00068256"/>
    </style:style>
    <style:style style:name="P22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language="ru" fo:country="RU" officeooo:rsid="00068256" officeooo:paragraph-rsid="000602ab"/>
    </style:style>
    <style:style style:name="P23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language="ru" fo:country="RU" fo:font-weight="bold" officeooo:rsid="00068256" officeooo:paragraph-rsid="00068256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style:font-name="Times New Roman" officeooo:paragraph-rsid="000602ab"/>
    </style:style>
    <style:style style:name="P25" style:family="paragraph" style:parent-style-name="Standard" style:list-style-name="L1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style:font-name="Times New Roman" officeooo:paragraph-rsid="000602ab"/>
    </style:style>
    <style:style style:name="P26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style:font-name="Times New Roman" officeooo:paragraph-rsid="00068256"/>
    </style:style>
    <style:style style:name="P27" style:family="paragraph" style:parent-style-name="Standard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fo:font-weight="normal" officeooo:paragraph-rsid="000602ab" style:font-weight-asian="normal" style:font-weight-complex="normal"/>
    </style:style>
    <style:style style:name="P28" style:family="paragraph" style:parent-style-name="Standard">
      <style:paragraph-properties fo:margin-top="0.049cm" fo:margin-bottom="0cm" style:contextual-spacing="false" fo:line-height="100%" fo:text-align="start" style:justify-single-word="false"/>
      <style:text-properties style:font-name="Times New Roman" fo:font-size="12pt" fo:font-weight="bold" officeooo:paragraph-rsid="0003c0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font-size="12pt" fo:font-weight="bold" officeooo:paragraph-rsid="000fec22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font-size="12pt" fo:language="ru" fo:country="RU" fo:font-weight="normal" officeooo:rsid="000d9a46" officeooo:paragraph-rsid="0010d0b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font-size="12pt" fo:language="ru" fo:country="RU" fo:font-weight="normal" officeooo:rsid="0014bb7a" officeooo:paragraph-rsid="0014bb7a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font-size="12pt" fo:language="en" fo:country="US" fo:font-weight="normal" officeooo:rsid="0014bb7a" officeooo:paragraph-rsid="0014bb7a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font-size="12pt" officeooo:paragraph-rsid="000f62a2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font-size="12pt" fo:font-weight="normal" officeooo:rsid="000fec22" officeooo:paragraph-rsid="000fec2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top="0.049cm" fo:margin-bottom="0cm" style:contextual-spacing="false" fo:line-height="100%" fo:text-align="center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en" fo:country="US" fo:font-weight="bold" officeooo:rsid="00098c4c" officeooo:paragraph-rsid="00098c4c" style:font-weight-asian="bold" style:font-weight-complex="bold"/>
    </style:style>
    <style:style style:name="P36" style:family="paragraph" style:parent-style-name="Standard" style:list-style-name="L3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officeooo:paragraph-rsid="0009307c"/>
    </style:style>
    <style:style style:name="P37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officeooo:paragraph-rsid="0009307c"/>
    </style:style>
    <style:style style:name="P38" style:family="paragraph" style:parent-style-name="Standard">
      <style:paragraph-properties fo:margin-top="0.049cm" fo:margin-bottom="0cm" style:contextual-spacing="false" fo:line-height="100%"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officeooo:paragraph-rsid="0009f8b1"/>
    </style:style>
    <style:style style:name="P39" style:family="paragraph" style:parent-style-name="Standard" style:list-style-name="L14">
      <style:paragraph-properties fo:margin-top="0.049cm" fo:margin-bottom="0cm" style:contextual-spacing="false" fo:line-height="100%"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officeooo:paragraph-rsid="0009f8b1"/>
    </style:style>
    <style:style style:name="P40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68256" officeooo:paragraph-rsid="00080b60"/>
    </style:style>
    <style:style style:name="P41" style:family="paragraph" style:parent-style-name="Standard" style:list-style-name="L3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867fd" officeooo:paragraph-rsid="000867fd"/>
    </style:style>
    <style:style style:name="P42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fo:language="ru" fo:country="RU" fo:font-weight="bold" officeooo:rsid="00068256" officeooo:paragraph-rsid="00080b60" style:font-weight-asian="bold" style:font-weight-complex="bold"/>
    </style:style>
    <style:style style:name="P43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fo:language="ru" fo:country="RU" fo:font-weight="normal" officeooo:rsid="000d9a46" officeooo:paragraph-rsid="000d9a46" style:font-weight-asian="normal" style:font-weight-complex="normal"/>
    </style:style>
    <style:style style:name="P44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fo:language="ru" fo:country="RU" fo:font-weight="normal" officeooo:rsid="000d9a46" officeooo:paragraph-rsid="0010d0b9" style:font-weight-asian="normal" style:font-weight-complex="normal"/>
    </style:style>
    <style:style style:name="P45" style:family="paragraph" style:parent-style-name="Standard">
      <style:paragraph-properties fo:margin-top="0.049cm" fo:margin-bottom="0cm" style:contextual-spacing="false" fo:line-height="100%"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cbfe6" officeooo:paragraph-rsid="000cbfe6"/>
    </style:style>
    <style:style style:name="P46" style:family="paragraph" style:parent-style-name="Standard">
      <style:paragraph-properties fo:margin-top="0.049cm" fo:margin-bottom="0cm" style:contextual-spacing="false" fo:line-height="100%"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0cbfe6" officeooo:paragraph-rsid="0015fc05"/>
    </style:style>
    <style:style style:name="P47" style:family="paragraph" style:parent-style-name="Standard">
      <style:paragraph-properties fo:margin-top="0.049cm" fo:margin-bottom="0cm" style:contextual-spacing="false" fo:line-height="100%"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fo:language="ru" fo:country="RU" officeooo:rsid="0015fc05" officeooo:paragraph-rsid="0015fc05"/>
    </style:style>
    <style:style style:name="P48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fo:font-weight="bold" officeooo:paragraph-rsid="000cbfe6" style:font-weight-asian="bold" style:font-weight-complex="bold"/>
    </style:style>
    <style:style style:name="P49" style:family="paragraph" style:parent-style-name="Standard">
      <style:paragraph-properties fo:margin-top="0.049cm" fo:margin-bottom="0cm" style:contextual-spacing="false" fo:line-height="100%" fo:text-align="end" style:justify-single-word="false"/>
      <style:text-properties style:font-name="Times New Roman" officeooo:paragraph-rsid="0003c08f"/>
    </style:style>
    <style:style style:name="P50" style:family="paragraph" style:parent-style-name="Standard">
      <style:paragraph-properties fo:margin-top="0.049cm" fo:margin-bottom="0cm" style:contextual-spacing="false" fo:line-height="100%"/>
      <style:text-properties style:font-name="Times New Roman" officeooo:paragraph-rsid="00068256"/>
    </style:style>
    <style:style style:name="P51" style:family="paragraph" style:parent-style-name="Standard" style:list-style-name="L2">
      <style:paragraph-properties fo:margin-top="0.049cm" fo:margin-bottom="0cm" style:contextual-spacing="false" fo:line-height="100%"/>
      <style:text-properties style:font-name="Times New Roman" officeooo:paragraph-rsid="00068256"/>
    </style:style>
    <style:style style:name="P52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style:font-name="Times New Roman" officeooo:paragraph-rsid="00068256"/>
    </style:style>
    <style:style style:name="P53" style:family="paragraph" style:parent-style-name="Standard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font-size="12pt" fo:language="ru" fo:country="RU" officeooo:rsid="000867fd" officeooo:paragraph-rsid="000867fd" style:font-size-asian="12pt" style:font-size-complex="12pt"/>
    </style:style>
    <style:style style:name="P54" style:family="paragraph" style:parent-style-name="Standard" style:list-style-name="L6">
      <style:paragraph-properties fo:margin-top="0.049cm" fo:margin-bottom="0cm" style:contextual-spacing="false" fo:line-height="100%">
        <style:tab-stops>
          <style:tab-stop style:position="2.469cm"/>
          <style:tab-stop style:position="16.51cm" style:type="right"/>
        </style:tab-stops>
      </style:paragraph-properties>
      <style:text-properties style:font-name="Times New Roman" fo:font-size="12pt" fo:language="ru" fo:country="RU" officeooo:rsid="000867fd" officeooo:paragraph-rsid="000867fd" style:font-size-asian="12pt" style:font-size-complex="12pt"/>
    </style:style>
    <style:style style:name="P55" style:family="paragraph" style:parent-style-name="Standard">
      <style:paragraph-properties fo:margin-top="0.049cm" fo:margin-bottom="0cm" style:contextual-spacing="false" fo:line-height="100%" fo:text-align="end" style:justify-single-word="false"/>
      <style:text-properties style:font-name="Times New Roman" fo:font-size="12pt" fo:language="ru" fo:country="RU" fo:font-weight="bold" officeooo:rsid="0003c08f" officeooo:paragraph-rsid="0003c0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56" style:family="paragraph" style:parent-style-name="Standard" style:list-style-name="L6">
      <style:paragraph-properties fo:margin-top="0.049cm" fo:margin-bottom="0cm" style:contextual-spacing="false" fo:line-height="100%"/>
      <style:text-properties style:font-name="Times New Roman" fo:font-size="12pt" officeooo:paragraph-rsid="000867fd" style:font-size-asian="12pt" style:font-size-complex="12pt"/>
    </style:style>
    <style:style style:name="P57" style:family="paragraph" style:parent-style-name="Standard">
      <style:paragraph-properties fo:margin-top="0.049cm" fo:margin-bottom="0cm" style:contextual-spacing="false" fo:line-height="100%" fo:text-align="end" style:justify-single-word="false"/>
      <style:text-properties style:font-name="Times New Roman" fo:font-size="12pt" fo:font-weight="bold" officeooo:paragraph-rsid="0003c0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58" style:family="paragraph" style:parent-style-name="Standard">
      <style:paragraph-properties fo:margin-top="0.049cm" fo:margin-bottom="0cm" style:contextual-spacing="false" fo:line-height="100%"/>
      <style:text-properties style:font-name="Times New Roman" fo:language="en" fo:country="US" officeooo:rsid="00068256" officeooo:paragraph-rsid="00068256"/>
    </style:style>
    <style:style style:name="P59" style:family="paragraph" style:parent-style-name="Standard">
      <style:paragraph-properties fo:margin-top="0.049cm" fo:margin-bottom="0cm" style:contextual-spacing="false" fo:line-height="100%" fo:text-align="start" style:justify-single-word="false">
        <style:tab-stops>
          <style:tab-stop style:position="2.469cm"/>
          <style:tab-stop style:position="16.51cm" style:type="right"/>
        </style:tab-stops>
      </style:paragraph-properties>
      <style:text-properties officeooo:rsid="000cbfe6" officeooo:paragraph-rsid="000cbfe6"/>
    </style:style>
    <style:style style:name="P60" style:family="paragraph" style:parent-style-name="Heading_20_2">
      <style:paragraph-properties>
        <style:tab-stops>
          <style:tab-stop style:position="2.469cm"/>
          <style:tab-stop style:position="16.51cm" style:type="right"/>
        </style:tab-stops>
      </style:paragraph-properties>
      <style:text-properties style:font-name="Times New Roman" officeooo:paragraph-rsid="000602ab"/>
    </style:style>
    <style:style style:name="P61" style:family="paragraph" style:parent-style-name="Main_20_Title">
      <style:paragraph-properties fo:margin-left="0cm" fo:margin-right="0cm" fo:text-indent="0cm" style:auto-text-indent="false"/>
      <style:text-properties style:font-name="Times New Roman" officeooo:paragraph-rsid="000602ab"/>
    </style:style>
    <style:style style:name="T1" style:family="text">
      <style:text-properties fo:language="ru" fo:country="RU" officeooo:rsid="0003c08f"/>
    </style:style>
    <style:style style:name="T2" style:family="text">
      <style:text-properties fo:language="ru" fo:country="RU" fo:font-weight="normal" officeooo:rsid="0003c08f" style:font-weight-asian="normal" style:font-weight-complex="normal"/>
    </style:style>
    <style:style style:name="T3" style:family="text">
      <style:text-properties fo:language="ru" fo:country="RU" officeooo:rsid="000602a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c08f"/>
    </style:style>
    <style:style style:name="T6" style:family="text">
      <style:text-properties fo:language="en" fo:country="US" style:font-name-asian="Times New Roman1" style:language-asian="ru" style:country-asian="RU" style:font-name-complex="Times New Roman1"/>
    </style:style>
    <style:style style:name="T7" style:family="text">
      <style:text-properties fo:language="en" fo:country="US" officeooo:rsid="0009f8b1"/>
    </style:style>
    <style:style style:name="T8" style:family="text">
      <style:text-properties fo:language="en" fo:country="US" fo:font-weight="bold" officeooo:rsid="0010d0b9" style:font-weight-asian="bold" style:font-weight-complex="bold"/>
    </style:style>
    <style:style style:name="T9" style:family="text">
      <style:text-properties fo:language="en" fo:country="US" officeooo:rsid="0016a2c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name-asian="Times New Roman1" style:language-asian="ru" style:country-asian="RU" style:font-weight-asian="normal" style:font-name-complex="Times New Roman1" style:font-weight-complex="normal"/>
    </style:style>
    <style:style style:name="T12" style:family="text">
      <style:text-properties style:font-name="Times New Roman" fo:font-size="12pt" fo:language="en" fo:country="US" officeooo:rsid="000cbfe6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fo:language="ru" fo:country="RU" style:language-asian="ru" style:country-asian="RU"/>
    </style:style>
    <style:style style:name="T15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fo:font-size="12pt" fo:language="en" fo:country="US" fo:font-weight="bold" officeooo:rsid="0003c0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7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font-variant="normal" fo:text-transform="none" fo:color="#222222" fo:letter-spacing="normal" fo:language="ru" fo:country="RU" officeooo:rsid="00068256"/>
    </style:style>
    <style:style style:name="T20" style:family="text">
      <style:text-properties fo:font-variant="normal" fo:text-transform="none" fo:color="#222222" fo:letter-spacing="normal" fo:language="en" fo:country="US" fo:font-style="normal" fo:font-weight="bold" officeooo:rsid="0003c08f" style:font-name-asian="Times New Roman1" style:language-asian="ru" style:country-asian="RU" style:font-weight-asian="bold" style:font-name-complex="Times New Roman1" style:font-weight-complex="bold"/>
    </style:style>
    <style:style style:name="T21" style:family="text">
      <style:text-properties fo:font-variant="normal" fo:text-transform="none" fo:color="#222222" fo:letter-spacing="normal" fo:font-style="normal" fo:font-weight="bold" officeooo:rsid="0003c08f" style:font-name-asian="Times New Roman1" style:language-asian="ru" style:country-asian="RU" style:font-weight-asian="bold" style:font-name-complex="Times New Roman1" style:font-weight-complex="bold"/>
    </style:style>
    <style:style style:name="T22" style:family="text">
      <style:text-properties fo:font-variant="normal" fo:text-transform="none" fo:color="#222222" fo:letter-spacing="normal" fo:font-style="normal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23" style:family="text">
      <style:text-properties fo:font-variant="normal" fo:text-transform="none" fo:color="#222222" style:font-name="Times New Roman" fo:font-size="12pt" fo:letter-spacing="normal" fo:font-style="normal" style:font-name-asian="Times New Roman1" style:font-size-asian="12pt" style:language-asian="ru" style:country-asian="RU" style:font-name-complex="Times New Roman1" style:font-size-complex="12pt"/>
    </style:style>
    <style:style style:name="T24" style:family="text">
      <style:text-properties fo:font-variant="normal" fo:text-transform="none" fo:color="#222222" fo:font-size="12pt" fo:letter-spacing="normal" fo:font-style="normal" fo:font-weight="normal" style:font-name-asian="Times New Roman1" style:font-size-asian="12pt" style:language-asian="ru" style:country-asian="RU" style:font-name-complex="Times New Roman1" style:font-size-complex="12pt"/>
    </style:style>
    <style:style style:name="T25" style:family="text">
      <style:text-properties fo:font-variant="normal" fo:text-transform="none" fo:color="#222222" fo:font-size="12pt" fo:letter-spacing="normal" fo:language="en" fo:country="US" fo:font-style="normal" fo:font-weight="bold" officeooo:rsid="0003c0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6" style:family="text">
      <style:text-properties fo:font-variant="normal" fo:text-transform="none" fo:color="#222222" fo:font-size="12pt" fo:letter-spacing="normal" fo:language="ru" fo:country="RU" fo:font-style="normal" fo:font-weight="bold" officeooo:rsid="0003c0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7" style:family="text">
      <style:text-properties fo:font-variant="normal" fo:text-transform="none" fo:color="#222222" fo:font-size="12pt" fo:letter-spacing="normal" fo:language="ru" fo:country="RU" fo:font-style="normal" fo:font-weight="normal" officeooo:rsid="000602ab" style:font-name-asian="Times New Roman1" style:font-size-asian="12pt" style:language-asian="ru" style:country-asian="RU" style:font-name-complex="Times New Roman1" style:font-size-complex="12pt"/>
    </style:style>
    <style:style style:name="T28" style:family="text">
      <style:text-properties fo:font-variant="normal" fo:text-transform="none" fo:color="#222222" fo:font-size="12pt" fo:letter-spacing="normal" fo:language="ru" fo:country="RU" fo:font-style="normal" fo:font-weight="normal" officeooo:rsid="00068256" style:font-name-asian="Times New Roman1" style:font-size-asian="12pt" style:language-asian="ru" style:country-asian="RU" style:font-name-complex="Times New Roman1" style:font-size-complex="12pt"/>
    </style:style>
    <style:style style:name="T29" style:family="text">
      <style:text-properties fo:font-variant="normal" fo:text-transform="none" fo:color="#222222" fo:font-size="10.5pt" fo:letter-spacing="normal" fo:font-style="normal"/>
    </style:style>
    <style:style style:name="T30" style:family="text">
      <style:text-properties fo:font-variant="normal" fo:text-transform="none" fo:color="#222222" fo:font-size="10.5pt" fo:letter-spacing="normal" fo:font-style="normal" fo:font-weight="normal"/>
    </style:style>
    <style:style style:name="T31" style:family="text">
      <style:text-properties fo:font-variant="normal" fo:text-transform="none" fo:color="#222222" fo:font-size="10.5pt" fo:letter-spacing="normal" fo:language="en" fo:country="US" fo:font-style="normal" fo:font-weight="normal" officeooo:rsid="000602ab"/>
    </style:style>
    <style:style style:name="T32" style:family="text">
      <style:text-properties fo:font-variant="normal" fo:text-transform="none" fo:color="#222222" fo:font-size="10.5pt" fo:letter-spacing="normal" fo:language="ru" fo:country="RU" fo:font-style="normal" fo:font-weight="normal" officeooo:rsid="000602ab"/>
    </style:style>
    <style:style style:name="T33" style:family="text">
      <style:text-properties fo:font-variant="normal" fo:text-transform="none" fo:color="#222222" fo:font-size="10.5pt" fo:letter-spacing="normal" fo:language="ru" fo:country="RU" fo:font-style="normal" fo:font-weight="normal" officeooo:rsid="00098c4c"/>
    </style:style>
    <style:style style:name="T34" style:family="text">
      <style:text-properties fo:font-variant="normal" fo:text-transform="none" fo:color="#222222" style:font-name="Times New Roman" fo:font-size="12pt" fo:letter-spacing="normal" fo:font-style="normal" fo:font-weight="normal" style:font-name-asian="Times New Roman1" style:font-size-asian="12pt" style:language-asian="ru" style:country-asian="RU" style:font-name-complex="Times New Roman1" style:font-size-complex="12pt"/>
    </style:style>
    <style:style style:name="T35" style:family="text">
      <style:text-properties fo:font-variant="normal" fo:text-transform="none" fo:color="#222222" style:font-name="Times New Roman" fo:font-size="12pt" fo:letter-spacing="normal" fo:font-style="normal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36" style:family="text">
      <style:text-properties fo:font-variant="normal" fo:text-transform="none" fo:color="#222222" style:font-name="Times New Roman" fo:font-size="12pt" fo:letter-spacing="normal" fo:font-style="normal" fo:font-weight="bold" officeooo:rsid="0003c0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37" style:family="text">
      <style:text-properties fo:font-variant="normal" fo:text-transform="none" fo:color="#222222" style:font-name="Times New Roman" fo:font-size="12pt" fo:letter-spacing="normal" fo:language="en" fo:country="US" fo:font-style="normal" fo:font-weight="bold" officeooo:rsid="0003c0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38" style:family="text">
      <style:text-properties fo:font-variant="normal" fo:text-transform="none" fo:color="#222222" style:font-name="Times New Roman" fo:font-size="12pt" fo:letter-spacing="normal" fo:language="ru" fo:country="RU" fo:font-style="normal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39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0867fd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09307c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09307c" style:font-size-asian="12pt" style:font-size-complex="12pt"/>
    </style:style>
    <style:style style:name="T44" style:family="text">
      <style:text-properties fo:font-variant="normal" fo:text-transform="none" fo:color="#333333" fo:letter-spacing="normal" fo:language="ru" fo:country="RU" fo:font-style="normal" fo:font-weight="normal" officeooo:rsid="000867fd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0b7483" style:font-weight-asian="bold" style:font-weight-complex="bold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49" style:family="text">
      <style:text-properties style:font-name="Times New Roman" fo:font-size="12pt" fo:language="en" fo:country="US" fo:font-weight="normal" officeooo:rsid="0009f8b1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0" style:family="text">
      <style:text-properties style:font-name="Times New Roman" fo:font-size="12pt" fo:language="en" fo:country="US" fo:font-weight="normal" officeooo:rsid="0015fc05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1" style:family="text">
      <style:text-properties style:font-name="Times New Roman" fo:font-size="12pt" fo:language="ru" fo:country="RU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2" style:family="text">
      <style:text-properties style:font-name="Times New Roman" fo:font-size="12pt" fo:language="ru" fo:country="RU" fo:font-weight="normal" officeooo:rsid="00098c4c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3" style:family="text">
      <style:text-properties style:font-name="Times New Roman" fo:font-size="12pt" fo:language="ru" fo:country="RU" fo:font-weight="normal" officeooo:rsid="0009f8b1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4" style:family="text">
      <style:text-properties style:font-name="Times New Roman" fo:font-size="12pt" fo:language="ru" fo:country="RU" fo:font-weight="normal" officeooo:rsid="0015fc05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5" style:family="text">
      <style:text-properties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6" style:family="text">
      <style:text-properties style:font-name="Times New Roman" fo:font-size="12pt" fo:font-weight="normal" officeooo:rsid="0009f8b1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7" style:family="text">
      <style:text-properties style:font-name="Times New Roman" fo:font-size="12pt" fo:font-weight="normal" officeooo:rsid="000cbfe6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8" style:family="text">
      <style:text-properties style:font-name="Times New Roman" fo:font-size="12pt" fo:font-weight="normal" officeooo:rsid="0015fc05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9" style:family="text">
      <style:text-properties style:font-name-asian="Times New Roman1" style:language-asian="ru" style:country-asian="RU" style:font-name-complex="Times New Roman1"/>
    </style:style>
    <style:style style:name="T60" style:family="text">
      <style:text-properties officeooo:rsid="00098c4c"/>
    </style:style>
    <style:style style:name="T61" style:family="text">
      <style:text-properties officeooo:rsid="0009f8b1"/>
    </style:style>
    <style:style style:name="T62" style:family="text">
      <style:text-properties officeooo:rsid="000cbfe6"/>
    </style:style>
    <style:style style:name="T63" style:family="text">
      <style:text-properties officeooo:rsid="0016a2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З</text:span>адание №1<text:span text:style-name="T47"> (выполняется письменно)</text:span></text:p>
      <text:p text:style-name="P57"><text:span text:style-name="T2">Имя компании: </text:span><text:span text:style-name="T5">ProDam</text:span></text:p>
      <text:p text:style-name="P55"><text:span text:style-name="T10">Имя проекта: </text:span>ProDam <text:span text:style-name="T4">WebApp</text:span></text:p>
      <text:p text:style-name="P49"><text:span text:style-name="T16">Версия 1.0</text:span></text:p>
      <text:p text:style-name="P24"/>
      <text:p text:style-name="P24"/>
      <text:p text:style-name="P61"><text:title/></text:p>
      <text:list xml:id="list4883467340479224469" text:style-name="WW8Num1">
        <text:list-item>
          <text:list>
            <text:list-header>
              <text:h text:style-name="P60" text:outline-level="2"><text:span text:style-name="T3">Цель</text:span></text:h>
            </text:list-header>
          </text:list>
        </text:list-item>
      </text:list>
      <text:p text:style-name="P24"><text:span text:style-name="T30">Этот тест</text:span><text:span text:style-name="T18"> </text:span><text:span text:style-name="T30">план</text:span><text:span text:style-name="T18"> </text:span><text:span text:style-name="T31">проекта</text:span><text:span text:style-name="T18"> </text:span><text:span text:style-name="T26">ProDam </text:span><text:span text:style-name="T25">WebApp</text:span><text:span text:style-name="T18"> </text:span><text:span text:style-name="T30">цели:</text:span></text:p>
      <text:list xml:id="list8323948480929353214" text:style-name="L1">
        <text:list-item>
          <text:p text:style-name="P25"><text:span text:style-name="T32">Выявить</text:span><text:span text:style-name="T18"> </text:span><text:span text:style-name="T30">рекомендуемых</text:span><text:span text:style-name="T18"> </text:span><text:span text:style-name="T30">требований для тестирования</text:span><text:span text:style-name="T32">.</text:span></text:p>
        </text:list-item>
        <text:list-item>
          <text:p text:style-name="P25"><text:span text:style-name="T27">Определить т</text:span><text:span text:style-name="T24">ипы тестирования, которые будут произведены.</text:span></text:p>
        </text:list-item>
        <text:list-item>
          <text:p text:style-name="P25"><text:span text:style-name="T28">Обозначить т</text:span><text:span text:style-name="T24">ребования к тестовому окружению.</text:span></text:p>
        </text:list-item>
        <text:list-item>
          <text:p text:style-name="P25"><text:span text:style-name="T24">Список дополнительных инструментов, которые будут необходимы при тестировании.</text:span></text:p>
        </text:list-item>
      </text:list>
      <text:p text:style-name="P24"/>
      <text:p text:style-name="P26"><text:span text:style-name="T19">К</text:span><text:span text:style-name="T30">раткое</text:span><text:span text:style-name="T18"> </text:span><text:span text:style-name="T30">описание</text:span><text:span text:style-name="T33">:</text:span></text:p>
      <text:p text:style-name="P24"/>
      <text:p text:style-name="P50"><text:span text:style-name="T17">Необходимо провести функциональное тестирование </text:span><text:span text:style-name="T15">web</text:span><text:span text:style-name="T17">-приложения, представляющего из себя </text:span><text:span text:style-name="T15">online</text:span><text:span text:style-name="T17">-магазин, на котором зарегистрированные пользователи осуществляют покупки. </text:span></text:p>
      <text:p text:style-name="P50"><text:span text:style-name="T17">Основные компоненты приложения:</text:span></text:p>
      <text:list xml:id="list5992627163475430476" text:style-name="L2">
        <text:list-item>
          <text:p text:style-name="P51"><text:span text:style-name="T17">регистрация;</text:span></text:p>
        </text:list-item>
        <text:list-item>
          <text:p text:style-name="P51"><text:span text:style-name="T17">логин;</text:span></text:p>
        </text:list-item>
        <text:list-item>
          <text:p text:style-name="P51"><text:span text:style-name="T17">каталог товаров;</text:span></text:p>
        </text:list-item>
        <text:list-item>
          <text:p text:style-name="P51"><text:span text:style-name="T17">поиск товаров;</text:span></text:p>
        </text:list-item>
        <text:list-item>
          <text:p text:style-name="P51"><text:span text:style-name="T17">корзина товаров;</text:span></text:p>
        </text:list-item>
        <text:list-item>
          <text:p text:style-name="P51"><text:span text:style-name="T17">оплата покупки. </text:span></text:p>
        </text:list-item>
      </text:list>
      <text:p text:style-name="P58"><text:span text:style-name="T17"/></text:p>
      <text:p text:style-name="P52"><text:span text:style-name="T24">Разработка приложения будет проводится в несколько итераций, на каждой из которых в каждый из компонентов приложения будут добавляться новый функционал. По окончании разработки предполагается поддержка приложения компанией разработчиком.</text:span></text:p>
      <text:p text:style-name="P22"/>
      <text:p text:style-name="P21"/>
      <text:p text:style-name="P23"><text:span text:style-name="T29">Этапы тестирования: </text:span></text:p>
      <text:p text:style-name="P40"><text:span text:style-name="T34"><text:tab/>Разработка приложения будет проводится в несколько итераций, на каждой из которых в каждый из компонентов приложения будут добавляться новый функционал.</text:span></text:p>
      <text:p text:style-name="P42"/>
      <text:p text:style-name="P35"><text:span text:style-name="T23">План тестирования</text:span></text:p>
      <text:p text:style-name="P10">Виды тестирования:</text:p>
      <text:p text:style-name="P53"><text:span text:style-name="T59"><text:tab/>На проекте </text:span><text:span text:style-name="T21">ProDam </text:span><text:span text:style-name="T20">WebApp </text:span><text:span text:style-name="T22">будет проведено </text:span><text:span text:style-name="T59">функциональное тестирование </text:span><text:span text:style-name="T6">web</text:span><text:span text:style-name="T59">-приложения:</text:span></text:p>
      <text:list xml:id="list7673826841453747024" text:style-name="L3">
        <text:list-item>
          <text:p text:style-name="P41"><text:span text:style-name="Strong_20_Emphasis"><text:span text:style-name="T39">Компонентное тестирование таких модулей как:</text:span></text:span></text:p>
        </text:list-item>
      </text:list>
      <text:list xml:id="list4781789698878980091" text:style-name="L6">
        <text:list-item>
          <text:p text:style-name="P56"><text:span text:style-name="T59">регистрация;</text:span></text:p>
        </text:list-item>
        <text:list-item>
          <text:p text:style-name="P56"><text:span text:style-name="T59">логин;</text:span></text:p>
        </text:list-item>
        <text:list-item>
          <text:p text:style-name="P56"><text:span text:style-name="T59">каталог товаров;</text:span></text:p>
        </text:list-item>
        <text:list-item>
          <text:p text:style-name="P56"><text:span text:style-name="T59">поиск товаров;</text:span></text:p>
        </text:list-item>
        <text:list-item>
          <text:p text:style-name="P56"><text:span text:style-name="T59">корзина товаров;</text:span></text:p>
        </text:list-item>
        <text:list-item>
          <text:p text:style-name="P54"><text:span text:style-name="T11">оплата покупки. </text:span></text:p>
        </text:list-item>
      </text:list>
      <text:p text:style-name="P53"><text:span text:style-name="T11"/></text:p>
      <text:list xml:id="list120338269142743" text:continue-list="list7673826841453747024" text:style-name="L3">
        <text:list-item>
          <text:p text:style-name="P36"><text:soft-page-break/><text:span text:style-name="Strong_20_Emphasis"><text:span text:style-name="T41">Интеграционное тестирование.</text:span></text:span></text:p>
        </text:list-item>
      </text:list>
      <text:p text:style-name="P37"><text:span text:style-name="Strong_20_Emphasis"><text:span text:style-name="T42"><text:tab/></text:span></text:span><text:span text:style-name="Strong_20_Emphasis"><text:span text:style-name="T42">Позволит выявить дефекты после проведения компонентного тестирования в процессе будет проверятся</text:span></text:span><text:span text:style-name="Strong_20_Emphasis"><text:span text:style-name="T41"> </text:span></text:span><text:span text:style-name="T40">взаимодействия </text:span><text:span text:style-name="T43">наших</text:span><text:span text:style-name="T40"> подсистем </text:span><text:span text:style-name="T43">(регистрация, логин и т.д)</text:span><text:span text:style-name="T40"> на уровне обмена данными </text:span><text:span text:style-name="T43">и потокового взаимодействия.</text:span></text:p>
      <text:p text:style-name="P21"/>
      <text:p text:style-name="P21"><text:span text:style-name="T30"/></text:p>
      <text:p text:style-name="P8"><text:span text:style-name="T60">Тестирование компонентов:</text:span></text:p>
      <text:list xml:id="list6958875213038786694" text:style-name="L14">
        <text:list-header>
          <text:p text:style-name="P9"/>
        </text:list-header>
        <text:list-item>
          <text:p text:style-name="P39"><text:span text:style-name="T49">Регистрация</text:span></text:p>
        </text:list-item>
      </text:list>
      <text:p text:style-name="P38"><text:span text:style-name="T52">Для тестирование этого компонента подойдет </text:span><text:span text:style-name="T53">функциональное тестирование. Компонент регистрация используется пользователем единожды. Автоматизация </text:span><text:span text:style-name="T54">позволит создавать пользователей с разными параметрами которые в дальнейшем нам потребуются для тестирование логина.</text:span></text:p>
      <text:p text:style-name="P59"><text:span text:style-name="T53">З</text:span><text:span text:style-name="T51">десь будет тестироваться входные данные длины полей, допустимые символы. </text:span></text:p>
      <text:p text:style-name="P47"><text:span text:style-name="T55">Для тестирования необходимо создать данные для заполнение полей регистрация, их можно генерировать инструментом </text:span><text:span text:style-name="T48">Selenium.</text:span></text:p>
      <text:p text:style-name="P59"><text:span text:style-name="T51"/></text:p>
      <text:list xml:id="list120338272173118" text:continue-numbering="true" text:style-name="L14">
        <text:list-item>
          <text:p text:style-name="P14">Логин</text:p>
        </text:list-item>
      </text:list>
      <text:p text:style-name="P12">Для тестирование этого компонента в большей степени подойдет автоматизированное тестирование <text:span text:style-name="T61">и нагрузочное,</text:span> так как процесс <text:span text:style-name="T61">входа в </text:span><text:span text:style-name="T7">web </text:span><text:span text:style-name="T61">приложение</text:span> <text:span text:style-name="T61">постоянно выполняется пользователями и это важный компонент без которого пользователь не сможет дальше работать с приложением.</text:span></text:p>
      <text:p text:style-name="P46"><text:span text:style-name="T56">З</text:span><text:span text:style-name="T55">десь будет тестироваться входные данные длины полей, допустимые символы. </text:span><text:span text:style-name="T58">Для тестирование понадобится создать </text:span><text:span text:style-name="T50">n-</text:span><text:span text:style-name="T58">ное количество аккаунтов, их можно генерировать инструментом </text:span><text:span text:style-name="T50">Selenium.</text:span></text:p>
      <text:p text:style-name="P45"><text:span text:style-name="T55"/></text:p>
      <text:list xml:id="list120338273161017" text:continue-numbering="true" text:style-name="L14">
        <text:list-item>
          <text:p text:style-name="P16">Каталог товаров</text:p>
        </text:list-item>
      </text:list>
      <text:p text:style-name="P15">Для тестирование этого компонента в большей степени подойдет автоматизированное тестирование, <text:span text:style-name="T61">это главный и важный компонент системы, в котором и происходит основная работа пользователя. Здесь будет тестироваться Правильность отображаемых данных о товарах. </text:span><text:span text:style-name="T58">Для тестирование понадобится создать </text:span><text:span text:style-name="T50">n-</text:span><text:span text:style-name="T58">ное количество товаров, их можно генерировать инструментом </text:span><text:span text:style-name="T50">Selenium.</text:span></text:p>
      <text:p text:style-name="P13"/>
      <text:list xml:id="list120338274161892" text:continue-numbering="true" text:style-name="L14">
        <text:list-item>
          <text:p text:style-name="P16">Поиск товаров</text:p>
        </text:list-item>
      </text:list>
      <text:p text:style-name="P13">Для тестирование этого компонента в большей степени подойдет автоматизированное тестирование <text:span text:style-name="T61">и нагрузочное</text:span> <text:span text:style-name="T61">это важный компонент системы.</text:span></text:p>
      <text:p text:style-name="P45"><text:span text:style-name="T56">З</text:span><text:span text:style-name="T55">десь будет тестироваться входные данные длины полей, допустимые символы. </text:span></text:p>
      <text:p text:style-name="P47"><text:span text:style-name="T55">Для тестирования нужно использовать <text:s/></text:span><text:span text:style-name="T48">Selenium </text:span><text:span text:style-name="T55">для поисковых завпросов с параметрами поиска, можно написать скрипт для поиска с параметрами которые могут быть загнаны в </text:span><text:span text:style-name="T48">csv </text:span><text:span text:style-name="T55">или </text:span><text:span text:style-name="T48">xls.</text:span></text:p>
      <text:p text:style-name="P45"><text:span text:style-name="T55"/></text:p>
      <text:list xml:id="list120338276168511" text:continue-numbering="true" text:style-name="L14">
        <text:list-item>
          <text:p text:style-name="P16">Корзина товаров</text:p>
        </text:list-item>
      </text:list>
      <text:p text:style-name="P13">Для тестирование этого компонента в большей степени подойдет автоматизированное тестирование, <text:span text:style-name="T61">это важный компонент системы. Здесь будет тестироваться соответствие выбраного товара с ценой, поля количество товаров и т.д</text:span></text:p>
      <text:p text:style-name="P15"><text:span text:style-name="T58">Для тестирование понадобится создать </text:span><text:span text:style-name="T50">n-</text:span><text:span text:style-name="T58">ное количество товаров, их можно генерировать инструментом </text:span><text:span text:style-name="T50">Selenium.</text:span></text:p>
      <text:p text:style-name="P15"/>
      <text:p text:style-name="P13"/>
      <text:list xml:id="list120338277166285" text:continue-numbering="true" text:style-name="L14">
        <text:list-item>
          <text:p text:style-name="P16">Оплата покупки</text:p>
        </text:list-item>
      </text:list>
      <text:p text:style-name="P13">Для тестирование этого компонента в большей степени подойдет автоматизированное <text:soft-page-break/>тестирование, <text:span text:style-name="T61">также нагрузочное и тестирование безопасности.</text:span></text:p>
      <text:p text:style-name="P17">Данный компонент <text:span text:style-name="T62">будет тестироваться на корректность введеных данных оплаты </text:span><text:span text:style-name="T57"><text:s/>длины полей, допустимые символы. </text:span><text:span text:style-name="T58">Для тестирование понадобится создать </text:span><text:span text:style-name="T50">n-</text:span><text:span text:style-name="T58">ное количество </text:span><text:span text:style-name="T50">покупок </text:span><text:span text:style-name="T58">и счетов, их можно генерировать инструментом </text:span><text:span text:style-name="T50">Selenium </text:span><text:span text:style-name="T58">и проводить оплату.</text:span></text:p>
      <text:p text:style-name="P15"><text:span text:style-name="T57"/></text:p>
      <text:p text:style-name="P7"/>
      <text:p text:style-name="P7"><text:span text:style-name="T46">Тетсовое окружение</text:span></text:p>
      <text:p text:style-name="P1"/>
      <text:p text:style-name="P18">Для тестирования веб приложения <text:s/><text:span text:style-name="T36">ProDam </text:span><text:span text:style-name="T37">WebApp </text:span><text:span text:style-name="T35">потребуется использовать тестовое состоящие из операционных систем:</text:span></text:p>
      <text:list xml:id="list3902907415778894641" text:style-name="L16">
        <text:list-item>
          <text:p text:style-name="P19"><text:span text:style-name="T35">Windows</text:span></text:p>
        </text:list-item>
        <text:list-item>
          <text:p text:style-name="P4"><text:span text:style-name="T35">Mac OS</text:span></text:p>
        </text:list-item>
        <text:list-item>
          <text:p text:style-name="P4"><text:span text:style-name="T35">Linux (Ubuntu, Mandriva)</text:span></text:p>
        </text:list-item>
      </text:list>
      <text:p text:style-name="P3"><text:span text:style-name="T35">Браузеры</text:span><text:span text:style-name="T38">:</text:span></text:p>
      <text:list xml:id="list5325333715256416220" text:style-name="L17">
        <text:list-item>
          <text:p text:style-name="P5"><text:span text:style-name="T38">IE</text:span></text:p>
        </text:list-item>
        <text:list-item>
          <text:p text:style-name="P5"><text:span text:style-name="T35">Mozila Firefox</text:span></text:p>
        </text:list-item>
        <text:list-item>
          <text:p text:style-name="P5"><text:span text:style-name="T35">Google Chrome</text:span></text:p>
        </text:list-item>
        <text:list-item>
          <text:p text:style-name="P5"><text:span text:style-name="T35">Safari</text:span></text:p>
        </text:list-item>
      </text:list>
      <text:p text:style-name="P6"/>
      <text:p text:style-name="P20"><text:span text:style-name="T45">Инструменты для тестирования</text:span></text:p>
      <text:p text:style-name="P11">Для тестирования данного приложения потребуются такие инструменты автоматизации: <text:span text:style-name="T4">Selenium+WebDriver, EclipseIDE, </text:span><text:span text:style-name="T9">HP UFT, Selenium IDE</text:span><text:span text:style-name="T4"> </text:span>место для хранения скриптов <text:span text:style-name="T4">Git, </text:span>место для хранения тестовой джокументации.</text:p>
      <text:p text:style-name="P11"/>
      <text:p text:style-name="P3"/>
      <text:p text:style-name="P48"><text:span text:style-name="T13">Что должно быть сделано в системе управления проектом, до того как приступит</text:span><text:span text:style-name="T12">.</text:span><text:span text:style-name="T13"> к тестированию?</text:span></text:p>
      <text:p text:style-name="P43"><text:span text:style-name="T13">Создана подзадача тестирования, имеется баг или фича исправленная разработчиком, которую нужно протестировать.</text:span></text:p>
      <text:p text:style-name="P43"><text:span text:style-name="T13"/></text:p>
      <text:p text:style-name="P30"><text:span text:style-name="T45">Задание № </text:span><text:span text:style-name="T8">2</text:span></text:p>
      <text:p text:style-name="P32">Не хватило времени</text:p>
      <text:p text:style-name="P44"/>
      <text:p text:style-name="P33"><text:span text:style-name="T45">Задание № 3</text:span></text:p>
      <text:p text:style-name="P29">Определить, какие методы <text:span text:style-name="T4">HTTP</text:span> поддерживает сервер <text:a xlink:type="simple" xlink:href="http://www.myconnectedsite.com/"><text:span text:style-name="T4">www</text:span></text:a><text:a xlink:type="simple" xlink:href="http://www.myconnectedsite.com/">.</text:a><text:a xlink:type="simple" xlink:href="http://www.myconnectedsite.com/"><text:span text:style-name="T4">myconnectedsite</text:span></text:a><text:a xlink:type="simple" xlink:href="http://www.myconnectedsite.com/">.</text:a><text:a xlink:type="simple" xlink:href="http://www.myconnectedsite.com/"><text:span text:style-name="T4">com</text:span></text:a> . Использовать любой возможный инструмент. Описать решение задания. <text:span text:style-name="T4">Screenshot</text:span> с ответом прикрепить к <text:span text:style-name="T4">redmine</text:span>.</text:p>
      <text:p text:style-name="P31">Основываясь на мои х заниях методы используемые на <text:span text:style-name="T4">TCC </text:span>это GET и <text:span text:style-name="T4">POST</text:span></text:p>
      <text:p text:style-name="P34">http://screencast.com/t/HcEd567m</text:p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Arial2" svg:font-family="Arial, 'trebuchet ms', Verdana, Tahoma, sans-serif"/>
    <style:font-face style:name="Tahoma1" svg:font-family="Tahoma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212cm" fo:margin-bottom="0.106cm" style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M23S</meta:editing-duration>
    <meta:editing-cycles>21</meta:editing-cycles>
    <meta:generator>LibreOffice/4.2.6.3$Windows_x86 LibreOffice_project/3fd416d4c6db7d3204c17ce57a1d70f6e531ee21</meta:generator>
    <dc:date>2014-11-21T12:03:38.146000000</dc:date>
    <meta:document-statistic meta:table-count="0" meta:image-count="0" meta:object-count="0" meta:page-count="3" meta:paragraph-count="75" meta:word-count="632" meta:character-count="5053" meta:non-whitespace-character-count="4514"/>
    <meta:user-defined meta:name="Info 1"/>
    <meta:user-defined meta:name="Info 2"/>
    <meta:user-defined meta:name="Info 3"/>
    <meta:user-defined meta:name="Info 4"/>
  </office:meta>
</office:document-meta>
</file>